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draw:marker-start-width="0.837cm" draw:marker-end-width="0.837cm" draw:textarea-vertical-align="middle" fo:padding-top="0.231cm" fo:padding-bottom="0.231cm" fo:padding-left="0.356cm" fo:padding-right="0.356cm" draw:shadow="hidden" draw:shadow-offset-x="0.201cm" draw:shadow-offset-y="0.201cm" draw:shadow-color="#dddddd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3.475cm" svg:height="3.475cm" svg:x="10.426cm" svg:y="9.912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8T02:19:30</dc:date>
    <meta:editing-duration>PT27M34S</meta:editing-duration>
    <meta:editing-cycles>8</meta:editing-cycles>
    <meta:generator>OpenOffice/4.1.4$Unix OpenOffice.org_project/414m5$Build-9788</meta:generator>
    <meta:document-statistic meta:object-count="1"/>
  </office:meta>
</office:document-meta>
</file>